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Ubuntu" svg:font-family="Ubuntu" style:font-family-generic="swiss"/>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Πίνακας1" style:family="table">
      <style:table-properties style:width="4.142cm" table:align="left"/>
    </style:style>
    <style:style style:name="Πίνακας1.A" style:family="table-column">
      <style:table-column-properties style:column-width="2.406cm"/>
    </style:style>
    <style:style style:name="Πίνακας1.B" style:family="table-column">
      <style:table-column-properties style:column-width="1.736cm"/>
    </style:style>
    <style:style style:name="Πίνακας1.A1" style:family="table-cell">
      <style:table-cell-properties style:vertical-align="middle" style:border-line-width-left="0.012cm 0.012cm 0.012cm" style:border-line-width-top="0.012cm 0.012cm 0.012cm" style:border-line-width-bottom="0.012cm 0.012cm 0.012cm" fo:padding="0.049cm" fo:border-left="1.1pt double #808080" fo:border-right="none" fo:border-top="1.1pt double #808080" fo:border-bottom="1.1pt double #808080"/>
    </style:style>
    <style:style style:name="Πίνακας1.B1" style:family="table-cell">
      <style:table-cell-properties style:vertical-align="middle" style:border-line-width="0.012cm 0.012cm 0.012cm" fo:padding="0.049cm" fo:border="1.1pt double #808080"/>
    </style:style>
    <style:style style:name="Πίνακας1.A2" style:family="table-cell">
      <style:table-cell-properties style:vertical-align="middle" style:border-line-width-left="0.012cm 0.012cm 0.012cm" style:border-line-width-bottom="0.012cm 0.012cm 0.012cm" fo:padding="0.049cm" fo:border-left="1.1pt double #808080" fo:border-right="none" fo:border-top="none" fo:border-bottom="1.1pt double #808080"/>
    </style:style>
    <style:style style:name="Πίνακας1.B2" style:family="table-cell">
      <style:table-cell-properties style:vertical-align="middle" style:border-line-width-left="0.012cm 0.012cm 0.012cm" style:border-line-width-right="0.012cm 0.012cm 0.012cm" style:border-line-width-bottom="0.012cm 0.012cm 0.012cm" fo:padding="0.049cm" fo:border-left="1.1pt double #808080" fo:border-right="1.1pt double #808080" fo:border-top="none" fo:border-bottom="1.1pt double #808080"/>
    </style:style>
    <style:style style:name="Πίνακας2" style:family="table">
      <style:table-properties style:width="18cm" table:align="left"/>
    </style:style>
    <style:style style:name="Πίνακας2.A" style:family="table-column">
      <style:table-column-properties style:column-width="8.02cm"/>
    </style:style>
    <style:style style:name="Πίνακας2.B" style:family="table-column">
      <style:table-column-properties style:column-width="3.923cm"/>
    </style:style>
    <style:style style:name="Πίνακας2.C" style:family="table-column">
      <style:table-column-properties style:column-width="6.057cm"/>
    </style:style>
    <style:style style:name="Πίνακας2.A1" style:family="table-cell">
      <style:table-cell-properties style:vertical-align="middle" fo:padding="0cm" fo:border="none"/>
    </style:style>
    <style:style style:name="P1" style:family="paragraph" style:parent-style-name="Table_20_Contents">
      <style:paragraph-properties fo:text-align="center" style:justify-single-word="false"/>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margin-top="0cm" fo:margin-bottom="0cm" style:contextual-spacing="false"/>
    </style:style>
    <style:style style:name="P4" style:family="paragraph" style:parent-style-name="Text_20_body">
      <style:paragraph-properties fo:text-align="center" style:justify-single-word="false"/>
    </style:style>
    <style:style style:name="P5" style:family="paragraph" style:parent-style-name="Standard">
      <style:text-properties fo:language="el" fo:country="GR"/>
    </style:style>
    <style:style style:name="P6" style:family="paragraph" style:parent-style-name="Standard" style:list-style-name="L2">
      <style:text-properties fo:language="el" fo:country="GR"/>
    </style:style>
    <style:style style:name="P7" style:family="paragraph" style:parent-style-name="Standard">
      <style:paragraph-properties fo:margin-top="0cm" fo:margin-bottom="0cm" style:contextual-spacing="false"/>
      <style:text-properties fo:language="el" fo:country="GR"/>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list-style-name="L3">
      <style:paragraph-properties fo:margin-top="0cm" fo:margin-bottom="0cm" style:contextual-spacing="false"/>
    </style:style>
    <style:style style:name="P15" style:family="paragraph" style:parent-style-name="Text_20_body" style:list-style-name="L4">
      <style:paragraph-properties fo:margin-top="0cm" fo:margin-bottom="0cm" style:contextual-spacing="false"/>
    </style:style>
    <style:style style:name="P16" style:family="paragraph" style:parent-style-name="Table_20_Contents">
      <style:paragraph-properties fo:margin-top="0cm" fo:margin-bottom="0cm" style:contextual-spacing="false"/>
    </style:style>
    <style:style style:name="P17" style:family="paragraph" style:parent-style-name="Table_20_Contents">
      <style:paragraph-properties fo:margin-top="0cm" fo:margin-bottom="0cm" style:contextual-spacing="false"/>
      <style:text-properties fo:language="el" fo:country="GR"/>
    </style:style>
    <style:style style:name="P18" style:family="paragraph" style:parent-style-name="Table_20_Contents">
      <style:text-properties fo:font-size="2pt" style:font-size-asian="2pt" style:font-size-complex="2pt"/>
    </style:style>
    <style:style style:name="P19" style:family="paragraph" style:parent-style-name="Heading_20_1" style:master-page-name="HTML">
      <style:paragraph-properties style:page-number="auto"/>
    </style:style>
    <style:style style:name="T1" style:family="text">
      <style:text-properties fo:font-style="italic"/>
    </style:style>
    <style:style style:name="T2" style:family="text">
      <style:text-properties fo:font-size="8.25pt"/>
    </style:style>
    <style:style style:name="T3" style:family="text">
      <style:text-properties fo:language="el" fo:country="GR"/>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file:///media/search" xlink:type="simple">
          <form:properties>
            <form:property form:property-name="PropertyChangeNotificationEnabled" office:value-type="boolean" office:boolean-value="true"/>
          </form:properties>
          <form:hidden form:name="cx" form:control-implementation="ooo:com.sun.star.form.component.HiddenControl" xml:id="control1" form:id="control1" form:value="009245469817848559060:r2g9otu_04y"/>
          <form:hidden form:name="cof" form:control-implementation="ooo:com.sun.star.form.component.HiddenControl" xml:id="control2" form:id="control2" form:value="FORID:10"/>
          <form:hidden form:name="ie" form:control-implementation="ooo:com.sun.star.form.component.HiddenControl" xml:id="control3" form:id="control3" form:value="UTF-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main">
        <text:p text:style-name="P19">Εγκατάσταση σε Windows </text:p>
        <text:h text:style-name="Heading_20_2" text:outline-level="2"><text:bookmark text:name="Overview"/>Επισκόπηση</text:h>
        <text:p text:style-name="Text_20_body">Μπορείτε να εγκαταστήσετε Sugar FastStack <text:s/>σαν τυπική εγκατάσταση ή <text:bookmark text:name="result_box"/><text:span text:style-name="T3">προσαρμοσμένη εγκατάσταση. Προτείνεται η τυπική εγκατάσταση. Αλλά μπορείτε να επιλέξετε την προσαρμοσμένη εγκατάσταση εάν θέλετε:</text:span> </text:p>
        <text:list xml:id="list546945657504681243" text:style-name="L2">
          <text:list-item>
            <text:p text:style-name="P13">Να χρησιμοποιήσετε τον <text:s/>χρήστη Διαχειριστή στην <text:s/>βάση δεδομένων διαχειριστή του Sugar</text:p>
          </text:list-item>
          <text:list-item>
            <text:p text:style-name="P6">Nα καθορίσετε τις τοπικές ρυθμίσεις κατά την εγκατάσταση</text:p>
            <text:p text:style-name="P9"/>
          </text:list-item>
        </text:list>
        <text:h text:style-name="Heading_20_2" text:outline-level="2" text:is-list-header="true"><text:bookmark text:name="Sugar_FastStack_components"/>Sugar FastStack  μέρη</text:h>
        <table:table table:name="Πίνακας1" table:style-name="Πίνακας1">
          <table:table-column table:style-name="Πίνακας1.A"/>
          <table:table-column table:style-name="Πίνακας1.B"/>
          <table:table-row>
            <table:table-cell table:style-name="Πίνακας1.A1" office:value-type="string">
              <text:p text:style-name="P1"><text:span text:style-name="Strong_20_Emphasis">Component</text:span> </text:p>
            </table:table-cell>
            <table:table-cell table:style-name="Πίνακας1.B1" office:value-type="string">
              <text:p text:style-name="P1"><text:span text:style-name="Strong_20_Emphasis">Version</text:span> </text:p>
            </table:table-cell>
          </table:table-row>
          <table:table-row>
            <table:table-cell table:style-name="Πίνακας1.A2" office:value-type="string">
              <text:p text:style-name="P1">Apache</text:p>
            </table:table-cell>
            <table:table-cell table:style-name="Πίνακας1.B2" office:value-type="string">
              <text:p text:style-name="P1">2.2.2.21</text:p>
            </table:table-cell>
          </table:table-row>
          <table:table-row>
            <table:table-cell table:style-name="Πίνακας1.A2" office:value-type="string">
              <text:p text:style-name="P1">PHP</text:p>
            </table:table-cell>
            <table:table-cell table:style-name="Πίνακας1.B2" office:value-type="string">
              <text:p text:style-name="P1">5.3.8</text:p>
            </table:table-cell>
          </table:table-row>
          <table:table-row>
            <table:table-cell table:style-name="Πίνακας1.A2" office:value-type="string">
              <text:p text:style-name="P1">MySQL</text:p>
            </table:table-cell>
            <table:table-cell table:style-name="Πίνακας1.B2" office:value-type="string">
              <text:p text:style-name="P1">5.5.16</text:p>
            </table:table-cell>
          </table:table-row>
          <table:table-row>
            <table:table-cell table:style-name="Πίνακας1.A2" office:value-type="string">
              <text:p text:style-name="P1">phpmyadmin</text:p>
            </table:table-cell>
            <table:table-cell table:style-name="Πίνακας1.B2" office:value-type="string">
              <text:p text:style-name="P1">3.4.8</text:p>
            </table:table-cell>
          </table:table-row>
        </table:table>
        <text:p text:style-name="Text_20_body">Πρόσθετα <text:s/>MSSQL stack περιλαμβάνουν τα ακόλουθα:</text:p>
        <text:list xml:id="list3810258894676642600" text:style-name="L3">
          <text:list-item>
            <text:p text:style-name="P14">SQL Server 2005_advanced </text:p>
          </text:list-item>
          <text:list-item>
            <text:p text:style-name="P14">mssqlphpdriver 1.1 </text:p>
          </text:list-item>
          <text:list-item>
            <text:p text:style-name="P10">sqlncli 2008 </text:p>
          </text:list-item>
        </text:list>
        <text:p text:style-name="Text_20_body">Εάν επιλέξετε έναν υπάρχον <text:s/>SQL εξυπερετητή και η <text:s/>sqlcmd εντολή δεν βρίσκεται στο σύστημα, θα πρέπει να εγκαταστήσετε τα ακόλουθα:</text:p>
        <text:p text:style-name="Text_20_body"/>
        <text:list xml:id="list5601081768084798247" text:style-name="L4">
          <text:list-item>
            <text:p text:style-name="P15">sqlcmd 2005 </text:p>
          </text:list-item>
          <text:list-item>
            <text:p text:style-name="P11">sqlncli 2005 </text:p>
          </text:list-item>
        </text:list>
        <text:h text:style-name="Heading_20_2" text:outline-level="2" text:is-list-header="true"><text:bookmark text:name="Installation_prerequisites"/>Απαιτήσεις εγκατάστασης</text:h>
        <text:p text:style-name="Text_20_body">Απατείται το λιγότερο 1GB <text:s/>μνήμη. Παρόλα αυτά συνιστάται 2GB. </text:p>
        <text:h text:style-name="Heading_20_2" text:outline-level="2"/>
        <text:h text:style-name="Heading_20_2" text:outline-level="2"/>
        <table:table table:name="Πίνακας2" table:style-name="Πίνακας2">
          <table:table-column table:style-name="Πίνακας2.A"/>
          <table:table-column table:style-name="Πίνακας2.B"/>
          <table:table-column table:style-name="Πίνακας2.C"/>
          <table:table-row>
            <table:table-cell table:style-name="Πίνακας2.A1" office:value-type="string">
              <text:p text:style-name="P3">Task</text:p>
            </table:table-cell>
            <table:table-cell table:style-name="Πίνακας2.A1" office:value-type="string">
              <text:p text:style-name="P3">Result</text:p>
            </table:table-cell>
            <table:table-cell table:style-name="Πίνακας2.A1" office:value-type="string">
              <text:p text:style-name="P3">Comments</text:p>
            </table:table-cell>
          </table:table-row>
          <text:soft-page-break/>
          <table:table-row>
            <table:table-cell table:style-name="Πίνακας2.A1" office:value-type="string">
              <text:p text:style-name="P3">21. Πατήστε επόμενο</text:p>
            </table:table-cell>
            <table:table-cell table:style-name="Πίνακας2.A1" office:value-type="string">
              <text:p text:style-name="P3">Αυτό θα δείξει τη σελίδα εισόδου <text:s/>του Εξυπηρετητή.</text:p>
            </table:table-cell>
            <table:table-cell table:style-name="Πίνακας2.A1" office:value-type="string">
              <text:p text:style-name="P2"/>
            </table:table-cell>
          </table:table-row>
          <table:table-row>
            <table:table-cell table:style-name="Πίνακας2.A1" office:value-type="string">
              <text:p text:style-name="P3">22. Εισάγετε τον αριθμό εισόδου και κάντε κλικ στο Επόμενο.</text:p>
            </table:table-cell>
            <table:table-cell table:style-name="Πίνακας2.A1" office:value-type="string">
              <text:p text:style-name="P2"/>
            </table:table-cell>
            <table:table-cell table:style-name="Πίνακας2.A1" office:value-type="string">
              <text:p text:style-name="P2"/>
            </table:table-cell>
          </table:table-row>
          <table:table-row>
            <table:table-cell table:style-name="Πίνακας2.A1" office:value-type="string">
              <text:p text:style-name="P3">23. Εισάγετε τον SSL αριθμό εισόδου.</text:p>
            </table:table-cell>
            <table:table-cell table:style-name="Πίνακας2.A1" office:value-type="string">
              <text:p text:style-name="P2"/>
            </table:table-cell>
            <table:table-cell table:style-name="Πίνακας2.A1" office:value-type="string">
              <text:p text:style-name="P2"/>
            </table:table-cell>
          </table:table-row>
          <table:table-row>
            <table:table-cell table:style-name="Πίνακας2.A1" office:value-type="string">
              <text:p text:style-name="P3">24. Πατήστε Επόμενο.</text:p>
            </table:table-cell>
            <table:table-cell table:style-name="Πίνακας2.A1" office:value-type="string">
              <text:p text:style-name="P3">Αυτό θα δείξει τη σελίδα εισόδου της <text:s text:c="2"/>DB .</text:p>
            </table:table-cell>
            <table:table-cell table:style-name="Πίνακας2.A1" office:value-type="string">
              <text:p text:style-name="P2"/>
            </table:table-cell>
          </table:table-row>
          <table:table-row>
            <table:table-cell table:style-name="Πίνακας2.A1" office:value-type="string">
              <text:p text:style-name="P3">25. Εισάγετε τον αριθμό θύρας για τον <text:s/>My SQL Server και πατήστε επόμενο.</text:p>
            </table:table-cell>
            <table:table-cell table:style-name="Πίνακας2.A1" office:value-type="string">
              <text:p text:style-name="P3">Η κεντρική σελίδα του <text:s/>Web Server δείχνει <text:s/>την προεπιλεγμένη <text:bookmark text:name="result_box2"/><text:span text:style-name="T3">διεύθυνση IP</text:span><text:bookmark text:name="result_box3"/><text:span text:style-name="T3"> του domain.</text:span></text:p>
            </table:table-cell>
            <table:table-cell table:style-name="Πίνακας2.A1" office:value-type="string">
              <text:p text:style-name="P2"/>
            </table:table-cell>
          </table:table-row>
          <table:table-row>
            <table:table-cell table:style-name="Πίνακας2.A1" office:value-type="string">
              <text:p text:style-name="P3">26. Αντικαταστήστε την προεπιλεγμένη IP διύθυνση host name ήIP διεύθυνση της μηχανής το FastStack έχει εγκατασταθεί ή έχει ενεργοποιηθεί για να χρησιμοποιηθεί από χρήστες από διαφορετικό υπολογιστή.</text:p>
            </table:table-cell>
            <table:table-cell table:style-name="Πίνακας2.A1" office:value-type="string">
              <text:p text:style-name="P2"/>
            </table:table-cell>
            <table:table-cell table:style-name="Πίνακας2.A1" office:value-type="string">
              <text:p text:style-name="P2"/>
            </table:table-cell>
          </table:table-row>
          <table:table-row>
            <table:table-cell table:style-name="Πίνακας2.A1" office:value-type="string">
              <text:p text:style-name="P3">27. Πατήστε επόμενο</text:p>
            </table:table-cell>
            <table:table-cell table:style-name="Πίνακας2.A1" office:value-type="string">
              <text:p text:style-name="P17"><text:bookmark text:name="result_box4"/>Αυτό εμφανίζει τη σελίδα MySQL Εντολής.</text:p>
            </table:table-cell>
            <table:table-cell table:style-name="Πίνακας2.A1" office:value-type="string">
              <text:p text:style-name="P2"/>
            </table:table-cell>
          </table:table-row>
          <table:table-row>
            <table:table-cell table:style-name="Πίνακας2.A1" office:value-type="string">
              <text:p text:style-name="P3">27. <text:bookmark text:name="result_box5"/><text:span text:style-name="T3">Εισάγετε έναν κωδικό πρόσβασης για τη βάση δεδομένων του χρήστη root, <text:s/>επιβεβαιώστε, και κάντε κλικ στο Επόμενο.</text:span></text:p>
            </table:table-cell>
            <table:table-cell table:style-name="Πίνακας2.A1" office:value-type="string">
              <text:p text:style-name="P7"><text:bookmark text:name="result_box6"/>Το σύστημα εμφανίζει μια οθόνη για να ορίσετε το ίδιο διαχειριστή ή έναν νέο διαχειριστή.</text:p>
              <text:p text:style-name="P3"/>
            </table:table-cell>
            <table:table-cell table:style-name="Πίνακας2.A1" office:value-type="string">
              <text:p text:style-name="P7"><text:bookmark text:name="result_box7"/>Το σύστημα θα χρησιμοποιήσει αυτές τις πληροφορίες για να δημιουργήσει ένα διαχειριστή βάσης δεδομένων για το Sugar για να επικοινωνεί με τη βάση δεδομένων για του Sugar. <text:line-break/>Από προεπιλογή, το Sugar επιλέγει το διαχειριστή του χρήστη ως διαχειριστή της βάσης δεδομένων. Αν χρησιμοποιείτε MySQL ή SQL Server, μπορείτε να επιλέξετε ένα διαφορετικό χρήστη, όπως ο χρήστης της βάσης δεδομένων του Sugar από την drop-down λίστα.</text:p>
              <text:p text:style-name="P3"/>
            </table:table-cell>
          </table:table-row>
          <table:table-row>
            <table:table-cell table:style-name="Πίνακας2.A1" office:value-type="string">
              <text:p text:style-name="P3">28. <text:bookmark text:name="result_box8"/><text:span text:style-name="T3">Επιλέξτε Provide existing user για να επιλέξετε έναν υπάρχοντα χρήστη. Επιλέξτε Define user to be createdto για να δημιουργήσετε ένα νέο χρήστη της βάσης δεδομένων. Πληκτρολογήστε το όνομα χρήστη και τον κωδικό πρόσβασης στα πεδία που εμφανίζονται πιο κάτω. Εισάγετε ξανά τον κωδικό πρόσβασης για επιβεβαίωση.</text:span></text:p>
              <text:p text:style-name="P3"/>
            </table:table-cell>
            <table:table-cell table:style-name="Πίνακας2.A1" office:value-type="string">
              <text:p text:style-name="P2"/>
            </table:table-cell>
            <table:table-cell table:style-name="Πίνακας2.A1" office:value-type="string">
              <text:p text:style-name="P2"/>
            </table:table-cell>
          </table:table-row>
          <table:table-row>
            <table:table-cell table:style-name="Πίνακας2.A1" office:value-type="string">
              <text:p text:style-name="P3">29. Πατήστε επόμενο.</text:p>
            </table:table-cell>
            <table:table-cell table:style-name="Πίνακας2.A1" office:value-type="string">
              <text:p text:style-name="P3">Αυτό θα δείξει την phpMyAdmin Password σελίδα.</text:p>
            </table:table-cell>
            <table:table-cell table:style-name="Πίνακας2.A1" office:value-type="string">
              <text:p text:style-name="P2"/>
            </table:table-cell>
          </table:table-row>
          <table:table-row>
            <table:table-cell table:style-name="Πίνακας2.A1" office:value-type="string">
              <text:p text:style-name="P3">30. <text:bookmark text:name="result_box9"/><text:span text:style-name="T3">Εισάγετε έναν κωδικό πρόσβασης για το διαχειριστή του phpMyAdmin, ξαναγράψτε το να επιβεβαιώσει, και κάντε κλικ στο Next.</text:span></text:p>
            </table:table-cell>
            <table:table-cell table:style-name="Πίνακας2.A1" office:value-type="string">
              <text:p text:style-name="P3">Αυτό εμφανίζει την Ready to Install σελίδα.</text:p>
            </table:table-cell>
            <table:table-cell table:style-name="Πίνακας2.A1" office:value-type="string">
              <text:p text:style-name="P2"/>
            </table:table-cell>
          </table:table-row>
          <table:table-row>
            <table:table-cell table:style-name="Πίνακας2.A1" office:value-type="string">
              <text:p text:style-name="P3">31. Πατήστε επόμενο.</text:p>
            </table:table-cell>
            <table:table-cell table:style-name="Πίνακας2.A1" office:value-type="string">
              <text:p text:style-name="P7"><text:bookmark text:name="result_box10"/>Αυτό κινεί τη διαδικασία εγκατάστασης.</text:p>
              <text:p text:style-name="P3"/>
            </table:table-cell>
            <table:table-cell table:style-name="Πίνακας2.A1" office:value-type="string">
              <text:p text:style-name="P17"><text:bookmark text:name="result_box11"/>Αφού ολοκληρωθεί η εγκατάσταση, η ολοκλήρωση της ρύθμισης εμφανίζεται η οθόνη Οδηγός SugarCRM. Η επιλογή να <text:soft-page-break/>ξεκινήσει το SugarCRM είναι ήδη επιλεγμένη.</text:p>
            </table:table-cell>
          </table:table-row>
          <table:table-row>
            <table:table-cell table:style-name="Πίνακας2.A1" office:value-type="string">
              <text:p text:style-name="P3">32. <text:bookmark text:name="result_box14"/><text:span text:style-name="T3">Κάντε κλικ στο Finish για να ξεκινήσει </text:span>Sugar.</text:p>
            </table:table-cell>
            <table:table-cell table:style-name="Πίνακας2.A1" office:value-type="string">
              <text:p text:style-name="P7"><text:bookmark text:name="result_box15"/>Αυτό εμφανίζει το</text:p>
              <text:p text:style-name="P3"><text:s/>Sugar login σελίδα.</text:p>
            </table:table-cell>
            <table:table-cell table:style-name="Πίνακας2.A1" office:value-type="string">
              <text:p text:style-name="P7"><text:bookmark text:name="result_box16"/>Μπορείτε τώρα να συνδεθείτε στο <text:bookmark text:name="result_box17"/>Μπορείτε τώρα να συνδεθείτε σε ζάχαρη ως διαχειριστής με τον κωδικό πρόσβασης που ορίσατε νωρίτερα κατά την εγκατάσταση. ως διαχειριστής με τον κωδικό πρόσβασης που ορίσατε νωρίτερα κατά την εγκατάσταση.</text:p>
              <text:p text:style-name="P3"/>
            </table:table-cell>
          </table:table-row>
        </table:table>
        <text:p text:style-name="P5"><text:bookmark text:name="result_box18"/>Μετά από μια επιτυχημένο log-in, μπορείτε να ρυθμίσετε τις παραμέτρους των χρηστών, και να εκτελέσει άλλα διοικητικά καθήκοντα. Δείτε το Sugar Έκδοση της Κοινότητας Οδηγός Εφαρμογής για περισσότερες πληροφορίες.</text:p>
        <text:p text:style-name="Text_20_body"/>
        <text:p text:style-name="P4"><text:span text:style-name="Strong_20_Emphasis"><text:span text:style-name="T2">Copyright 2004-2012 SugarCRM Inc.</text:span></text:span><text:span text:style-name="T2"> <text:line-break/>Community Edition License</text:span></text:p>
      </text:section>
      <text:section text:style-name="Sect1" text:name="widgets">
        <text:p text:style-name="Text_20_body"/>
      </text:section>
      <text:section text:style-name="Sect1" text:name="widgets_bottom">
        <text:p text:style-name="Text_20_body"/>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Ubuntu" svg:font-family="Ubuntu" style:font-family-generic="swiss"/>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l" fo:country="GR" style:font-name-asian="WenQuanYi Micro Hei"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indows installation - SugarCRM Support </dc:title>
    <meta:generator>LibreOffice/4.2.3.3$Linux_x86 LibreOffice_project/420m0$Build-3</meta:generator>
    <dc:date>2014-07-21T19:16:50.412869114</dc:date>
    <meta:editing-duration>PT33M30S</meta:editing-duration>
    <meta:editing-cycles>9</meta:editing-cycles>
    <meta:document-statistic meta:table-count="2" meta:image-count="0" meta:object-count="0" meta:page-count="3" meta:paragraph-count="57" meta:word-count="517" meta:character-count="3446" meta:non-whitespace-character-count="2965"/>
    <meta:user-defined meta:name=""/>
    <meta:user-defined meta:name="viewport">width=device-width</meta:user-defined>
  </office:meta>
</office:document-meta>
</file>